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WebSocketHandlerAdapterTests.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ttyWebSocketHandlerAdapterTests.on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WebSocketHandlerAdap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WebSocketHandlerAdapterTests.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